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paragraph-rsid="001f6176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Heading_20_3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ext_20_body" style:list-style-name="L1">
      <style:text-properties fo:font-size="12pt" style:font-size-asian="12pt" style:font-size-complex="12pt"/>
    </style:style>
    <style:style style:name="P7" style:family="paragraph" style:parent-style-name="Text_20_body">
      <style:text-properties officeooo:paragraph-rsid="001f6176"/>
    </style:style>
    <style:style style:name="P8" style:family="paragraph" style:parent-style-name="Text_20_body" style:list-style-name="L2">
      <style:text-properties fo:font-size="12pt" style:font-size-asian="12pt" style:font-size-complex="12pt"/>
    </style:style>
    <style:style style:name="P9" style:family="paragraph" style:parent-style-name="Text_20_body">
      <style:paragraph-properties fo:text-align="end" style:justify-single-word="false"/>
      <style:text-properties fo:font-size="12pt" officeooo:paragraph-rsid="001f6176" style:font-size-asian="12pt" style:font-size-complex="12pt"/>
    </style:style>
    <style:style style:name="P10" style:family="paragraph" style:parent-style-name="Text_20_body">
      <style:paragraph-properties fo:text-align="end" style:justify-single-word="false"/>
      <style:text-properties fo:font-size="12pt" officeooo:rsid="001f6176" officeooo:paragraph-rsid="001f6176" style:font-size-asian="12pt" style:font-size-complex="12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f6176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f6176" style:font-size-asian="12pt" style:font-size-complex="12pt"/>
    </style:style>
    <style:style style:name="T5" style:family="text">
      <style:text-properties fo:font-size="12pt" officeooo:rsid="0020838d" style:font-size-asian="12pt" style:font-size-complex="12pt"/>
    </style:style>
    <style:style style:name="T6" style:family="text">
      <style:text-properties officeooo:rsid="0020838d"/>
    </style:style>
    <style:style style:name="T7" style:family="text">
      <style:text-properties officeooo:rsid="001fe62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Poznań, dnia {data}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2">Szymon Marecki</text:span></text:span><text:span text:style-name="T3"><text:line-break/></text:span><text:span text:style-name="T4">Pelplińska 20 60-446 Poznań</text:span><text:span text:style-name="T3"><text:line-break/>PESEL: </text:span><text:span text:style-name="T4">73091306412</text:span><text:span text:style-name="T3"><text:line-break/>Telefon kontaktowy: </text:span><text:span text:style-name="T5">+48516207402</text:span><text:span text:style-name="T3"><text:line-break/>E-mail: </text:span><text:a xlink:type="simple" xlink:href="mailto:comsart@yandex" text:style-name="Internet_20_link" text:visited-style-name="Visited_20_Internet_20_Link"><text:span text:style-name="T4">comsart@yandex</text:span></text:a><text:span text:style-name="T4">.com</text:span></text:p>
      <text:p text:style-name="Text_20_body"><text:span text:style-name="Strong_20_Emphasis"><text:span text:style-name="T1">Wydział Kształtowania i Ochrony Środowiska</text:span></text:span><text:span text:style-name="T3"><text:line-break/>Urząd Miasta Poznania<text:line-break/>ul. Gronowa 22a<text:line-break/>61-655 Poznań</text:span></text:p>
      <text:h text:style-name="P3" text:outline-level="3">Zgłoszenie zamiaru usunięcia drzewa</text:h>
      <text:p text:style-name="P4"/>
      <text:p text:style-name="P5">Zgodnie z art. 83f ust. 4 ustawy z dnia 16 kwietnia 2004 r. o ochronie przyrody (Dz.U. z 2023 r. poz. 1336 ze zm.) zgłaszam zamiar usunięcia drzewa z terenu nieruchomości stanowiącej moją własność.</text:p>
      <text:p text:style-name="Text_20_body"><text:span text:style-name="Strong_20_Emphasis"><text:span text:style-name="T3">1. Lokalizacja drzewa:</text:span></text:span><text:span text:style-name="T3"><text:line-break/><text:tab/>Adres: </text:span><text:span text:style-name="T4">Pelplińska 20, Poznań</text:span></text:p>
      <text:p text:style-name="Text_20_body"><text:span text:style-name="Strong_20_Emphasis"><text:span text:style-name="T3">2. Informacje o drzewie:</text:span></text:span></text:p>
      <text:list text:style-name="L1">
        <text:list-item>
          <text:p text:style-name="P6">Gatunek: <text:span text:style-name="T6">sosna wejmutka</text:span></text:p>
        </text:list-item>
        <text:list-item>
          <text:p text:style-name="P6">Obwód pnia mierzony na wysokości 5 cm: <text:span text:style-name="T7">93 </text:span>cm</text:p>
        </text:list-item>
        <text:list-item>
          <text:p text:style-name="P6"><text:span text:style-name="T6">O</text:span>bwód na wysokości 130 cm: 6<text:span text:style-name="T7">6</text:span> cm</text:p>
        </text:list-item>
      </text:list>
      <text:p text:style-name="P7"><text:span text:style-name="Strong_20_Emphasis"><text:span text:style-name="T3">3. Powód usunięcia drzewa:</text:span></text:span><text:span text:style-name="T3"><text:line-break/><text:tab/>Drzewo uschnięte.</text:span></text:p>
      <text:p text:style-name="P7"><text:span text:style-name="Strong_20_Emphasis"><text:span text:style-name="T3">4. Oświadczenie:</text:span></text:span><text:span text:style-name="T3"><text:line-break/><text:tab/>Oświadczam, że jestem właścicielem ww. nieruchomości i drzewo znajduje się na terenie <text:tab/>mojej działki.</text:span></text:p>
      <text:p text:style-name="Text_20_body"><text:span text:style-name="Strong_20_Emphasis"><text:span text:style-name="T3">Załączniki:</text:span></text:span></text:p>
      <text:list text:style-name="L2">
        <text:list-item>
          <text:p text:style-name="P8">Mapa/rysunek z zaznaczoną lokalizacją drzewa</text:p>
        </text:list-item>
      </text:list>
      <text:p text:style-name="P5"/>
      <text:p text:style-name="P9">Z poważaniem,</text:p>
      <text:p text:style-name="P9"/>
      <text:p text:style-name="P10"/>
      <text:p text:style-name="P10">__________________________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4T17:28:09.868655105</meta:creation-date>
    <dc:date>2025-06-24T18:23:25.517460684</dc:date>
    <meta:editing-duration>PT10M27S</meta:editing-duration>
    <meta:editing-cycles>3</meta:editing-cycles>
    <meta:generator>LibreOffice/25.2.4.3$Linux_X86_64 LibreOffice_project/520$Build-3</meta:generator>
    <meta:document-statistic meta:table-count="0" meta:image-count="0" meta:object-count="0" meta:page-count="1" meta:paragraph-count="16" meta:word-count="132" meta:character-count="903" meta:non-whitespace-character-count="787"/>
  </office:meta>
</office:document-meta>
</file>